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3C5200000D1C3006A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  <style:text-properties style:font-name="Batang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043in" svg:y="0.0654in" svg:width="0.811in" svg:height="0.2846in" draw:z-index="0"><draw:image xlink:href="Pictures/2000000E00003C5200000D1C3006AC4F.svm" xlink:type="simple" xlink:show="embed" xlink:actuate="onLoad"/></draw:frame>9340 Santa Anita St</text:p>
      <text:p text:style-name="P2">Rancho Cucamonga CA 91730</text:p>
      <text:p text:style-name="Text_20_body"/>
      <text:p text:style-name="Text_20_body"/>
      <text:p text:style-name="Text_20_body">Dear First Last Name,</text:p>
      <text:p text:style-name="Text_20_body">We received your request to cancel your subscription to Insure HC. It was cancelled on the first possible date, __/__/__. The confirmation number for the cancellation is ______. No further action is required on your behalf..</text:p>
      <text:p text:style-name="Text_20_body">OUR NEXT STEPS:</text:p>
      <text:list xml:id="list2004675716904755264" text:style-name="L1">
        <text:list-item>
          <text:p text:style-name="P1">Review your account</text:p>
        </text:list-item>
        <text:list-item>
          <text:p text:style-name="P1"><text:s/>Mail you a refund check if due</text:p>
        </text:list-item>
      </text:list>
      <text:p text:style-name="Text_20_body"/>
      <text:p text:style-name="Text_20_body">When we can help again, please let us know. Our goal is to serve your health care needs through all of life's changes. If you have any questions give us a call, our team stands ready to help.</text:p>
      <text:p text:style-name="Text_20_body"/>
      <text:p text:style-name="Text_20_body">Sincerely,</text:p>
      <text:p text:style-name="Text_20_body">Your Health Insurance Advocates</text:p>
      <text:p text:style-name="Text_20_body">Insure HC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Fields</meta:initial-creator>
    <meta:creation-date>2016-05-11T09:51:19.96</meta:creation-date>
    <meta:document-statistic meta:table-count="0" meta:image-count="1" meta:object-count="0" meta:page-count="1" meta:paragraph-count="11" meta:word-count="108" meta:character-count="597"/>
    <dc:date>2016-05-11T11:01:29.73</dc:date>
    <dc:creator>Jennifer Fields</dc:creator>
    <meta:editing-duration>PT7M55S</meta:editing-duration>
    <meta:editing-cycles>1</meta:editing-cycles>
    <meta:generator>OpenOffice/4.1.1$Win32 OpenOffice.org_project/411m6$Build-9775</meta:generator>
  </office:meta>
</office:document-meta>
</file>